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 style:parent-style-name="Text_20_body">
      <style:paragraph-properties fo:margin-left="0in" fo:margin-right="0in" fo:margin-top="0in" fo:margin-bottom="0in" fo:text-align="justify" style:justify-single-word="false" fo:widows="1" fo:text-indent="0.3126in" style:auto-text-indent="false" fo:padding="0in" fo:border="none"/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 style:list-style-name="L1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 style:list-style-name="L1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9" style:family="paragraph" style:parent-style-name="Text_20_body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4" style:family="text">
      <style:text-properties fo:font-variant="normal" fo:text-transform="none" fo:color="#000000" style:text-line-through-style="none" style:font-name="Times New Roman" fo:font-size="14pt" fo:letter-spacing="normal" style:text-underline-style="none" style:text-blinking="false" style:font-size-asian="14pt" style:font-size-complex="14pt"/>
    </style:style>
    <style:style style:name="T5" style:family="text">
      <style:text-properties fo:font-variant="normal" fo:text-transform="none" fo:color="#000000" style:text-line-through-style="none" style:font-name="Times New Roman" fo:font-size="32pt" fo:letter-spacing="normal" fo:font-style="normal" style:text-underline-style="none" fo:font-weight="bold" style:text-blinking="false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000000" style:text-line-through-style="none" fo:letter-spacing="normal" fo:font-style="italic" style:text-underline-style="none" fo:font-weight="bold" style:text-blinking="false"/>
    </style:style>
    <style:style style:name="T9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font-style="italic" fo:font-weight="bold" style:font-size-asian="14pt" style:font-size-complex="14pt"/>
    </style:style>
    <style:style style:name="T12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5.1</text:span><text:span text:style-name="T3"> </text:span><text:span text:style-name="T2">Канал</text:span><text:span text:style-name="T4"> — </text:span><text:span text:style-name="T3">частина комунікаційної системи, яка зв'язує між собою джерело та приймач</text:span><text:span text:style-name="T4"> </text:span><text:span text:style-name="T3">повідомлень. <text:s/>Канал поширення сигналу може бути штучним, природним і комбінованим. У першому і (або) третьому випадку – це сукупність технічних засобів та середовища розповсюдження, що забезпечує передавання повідомлень від відправника до одержувача. </text:span></text:p>
      <text:p text:style-name="P6"/>
      <text:p text:style-name="P9">В залежності від типу сигналів, що передаються, розрізняють два великих класи каналів зв'язку – цифрові та аналогові.</text:p>
      <text:p text:style-name="P2">Цифровий канал є бітовим трактом із цифровим (імпульсним) сигналом на вході і виході каналу. На вхід аналогового каналу надходить неперервний сигнал, і з його виходу також знімається неперервний сигнал (рис 5.2). Як відомо, сигнали характеризуються формою свого подання.</text:p>
      <text:p text:style-name="P6"/>
      <text:p text:style-name="P6">Основними характеристиками є:</text:p>
      <text:list xml:id="list5686407872" text:style-name="L1">
        <text:list-item>
          <text:p text:style-name="P8"><text:span text:style-name="T12">Швидкість передвання інформації: </text:span><text:span text:style-name="T12"><draw:frame draw:style-name="fr1" draw:name="Object1" text:anchor-type="as-char" svg:y="-0.1484in" svg:width="0.8016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б/с, де <text:s/></text:span><text:span text:style-name="T12"><draw:frame draw:style-name="fr1" draw:name="Object2" text:anchor-type="as-char" svg:y="-0.1484in" svg:width="0.2228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- шкидкість передавання канальних ( кодових) символів. </text:span><text:span text:style-name="T12"><draw:frame draw:style-name="fr1" draw:name="Object3" text:anchor-type="as-char" svg:y="-0.1484in" svg:width="0.2917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- ентропія алфавіту канальних символів.</text:span></text:p>
        </text:list-item>
        <text:list-item>
          <text:p text:style-name="P8"><text:span text:style-name="T12">Пропускна спроможність каналу – максимальне значення передавання інформації – </text:span><text:span text:style-name="T12"><draw:frame draw:style-name="fr1" draw:name="Object4" text:anchor-type="as-char" svg:y="-0.1484in" svg:width="0.7673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2">б/c.</text:span></text:p>
        </text:list-item>
        <text:list-item>
          <text:p text:style-name="P8"><text:span text:style-name="T12">Коефіцієнт використання каналу: </text:span><text:span text:style-name="T12"><draw:frame draw:style-name="fr1" draw:name="Object5" text:anchor-type="as-char" svg:y="-0.1484in" svg:width="0.7409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2">- інформаційна ефективність</text:span></text:p>
          <text:p text:style-name="P7"/>
        </text:list-item>
      </text:list>
      <text:p text:style-name="P1"><text:span text:style-name="T7">Передача даних</text:span><text:span text:style-name="T6"> (</text:span><text:span text:style-name="T7">обмін даними</text:span><text:span text:style-name="T6">, </text:span><text:span text:style-name="T8">цифрова передача</text:span><text:span text:style-name="T6">, </text:span><text:span text:style-name="T8">цифровий зв'язок</text:span><text:span text:style-name="T6">) — фізичне перенесення даних цифрового (бітового) потоку у вигляді сигналів від точки до точки або від точки до множини точок засобами електрозв'язку каналом зв'язку; як правило, для подальшої обробки засобами обчислювальної техніки. Прикладами подібних каналів можуть бути </text:span><text:span text:style-name="T9">мідні проводи</text:span><text:span text:style-name="T6">, </text:span><text:span text:style-name="T9">оптичне волокно</text:span><text:span text:style-name="T6">, </text:span><text:span text:style-name="T9">бездротові канали зв'язку</text:span><text:span text:style-name="T6"> або </text:span><text:span text:style-name="T9">запам'ятовуючі пристрої</text:span><text:span text:style-name="T6">.</text:span></text:p>
      <text:p text:style-name="P3"><text:span text:style-name="T10">Передача даних може бути </text:span><text:span text:style-name="T11">аналоговою</text:span><text:span text:style-name="T10"> чи </text:span><text:span text:style-name="T11">цифровою</text:span><text:span text:style-name="T10"> (потік двійкових сигналів), а також </text:span><text:span text:style-name="T11">модульованою</text:span><text:span text:style-name="T10"> за допомогою </text:span><text:span text:style-name="T3">аналогової модуляції</text:span><text:span text:style-name="T10">, або за допомогою цифрового </text:span><text:span text:style-name="T3">кодування</text:span><text:span text:style-name="T10">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46:08</dc:date>
    <dc:creator>mark </dc:creator>
    <meta:editing-duration>PT3S</meta:editing-duration>
    <meta:editing-cycles>22</meta:editing-cycles>
    <meta:document-statistic meta:table-count="0" meta:image-count="0" meta:object-count="5" meta:page-count="1" meta:paragraph-count="9" meta:word-count="216" meta:character-count="1634" meta:non-whitespace-character-count="1422"/>
  </office:meta>
</office:document-meta>
</file>

<file path=Object 1/content.xml><?xml version="1.0" encoding="utf-8"?>
<math xmlns="http://www.w3.org/1998/Math/MathML">
  <semantics>
    <mrow>
      <mrow>
        <mi>R</mi>
        <mo stretchy="false">=</mo>
        <mrow>
          <msub>
            <mi>v</mi>
            <mi>x</mi>
          </msub>
          <mo stretchy="false">∗</mo>
          <msub>
            <mi>H</mi>
            <mi>x</mi>
          </msub>
        </mrow>
      </mrow>
    </mrow>
    <annotation encoding="StarMath 5.0">R=v_x * H_x</annotation>
  </semantics>
</math>
</file>

<file path=Object 2/content.xml><?xml version="1.0" encoding="utf-8"?>
<math xmlns="http://www.w3.org/1998/Math/MathML">
  <semantics>
    <mrow>
      <msub>
        <mi>v</mi>
        <mi>x</mi>
      </msub>
    </mrow>
    <annotation encoding="StarMath 5.0">v_x</annotation>
  </semantics>
</math>
</file>

<file path=Object 3/content.xml><?xml version="1.0" encoding="utf-8"?>
<math xmlns="http://www.w3.org/1998/Math/MathML">
  <semantics>
    <mrow>
      <msub>
        <mi>H</mi>
        <mi>x</mi>
      </msub>
    </mrow>
    <annotation encoding="StarMath 5.0">H_x</annotation>
  </semantics>
</math>
</file>

<file path=Object 4/content.xml><?xml version="1.0" encoding="utf-8"?>
<math xmlns="http://www.w3.org/1998/Math/MathML">
  <semantics>
    <mrow>
      <mrow>
        <mi>С</mi>
        <mo stretchy="false">=</mo>
        <mi mathvariant="italic">max</mi>
      </mrow>
      <mi>R</mi>
    </mrow>
    <annotation encoding="StarMath 5.0">С=max R</annotation>
  </semantics>
</math>
</file>

<file path=Object 5/content.xml><?xml version="1.0" encoding="utf-8"?>
<math xmlns="http://www.w3.org/1998/Math/MathML">
  <semantics>
    <mrow>
      <mrow>
        <msub>
          <mi>n</mi>
          <mi mathvariant="italic">еф</mi>
        </msub>
        <mo stretchy="false">=</mo>
        <mrow>
          <mi>R</mi>
          <mo stretchy="false">/</mo>
          <mi>C</mi>
        </mrow>
      </mrow>
    </mrow>
    <annotation encoding="StarMath 5.0">n_еф = R / C</annotation>
  </semantics>
</math>
</file>